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24000004DC3F71A24563F1CFD2.png" manifest:media-type="image/png"/>
  <manifest:file-entry manifest:full-path="Pictures/1000000000000270000001AE464EE80C1925265D.png" manifest:media-type="image/png"/>
  <manifest:file-entry manifest:full-path="Pictures/10000000000003A40000011AE148506F2279FED0.png" manifest:media-type="image/png"/>
  <manifest:file-entry manifest:full-path="Pictures/10000000000007AA000005E8C28265C1A7FDD39B.png" manifest:media-type="image/png"/>
  <manifest:file-entry manifest:full-path="Pictures/100000000000052A00000244D5462EDF794B160D.png" manifest:media-type="image/png"/>
  <manifest:file-entry manifest:full-path="Pictures/100000000000065A000001E0861EDBDC6E2F3B6F.png" manifest:media-type="image/png"/>
  <manifest:file-entry manifest:full-path="Pictures/1000000000000498000003CC13DF817FBA1CB7CE.png" manifest:media-type="image/png"/>
  <manifest:file-entry manifest:full-path="Pictures/10000000000003E4000001C64C3F3F8AABA5C431.png" manifest:media-type="image/png"/>
  <manifest:file-entry manifest:full-path="Pictures/10000000000003E80000016800CDEA9F3454FE15.png" manifest:media-type="image/png"/>
  <manifest:file-entry manifest:full-path="Pictures/1000000000000434000003CAA8C32DF2BC0D2A9B.png" manifest:media-type="image/png"/>
  <manifest:file-entry manifest:full-path="Pictures/10000000000004C0000002FEBE99F4B55DE11C7B.png" manifest:media-type="image/png"/>
  <manifest:file-entry manifest:full-path="Pictures/100000000000031C000000F0216BF18C51F04465.png" manifest:media-type="image/png"/>
  <manifest:file-entry manifest:full-path="Pictures/10000000000003E4000001F6436C3B4EC6F9B1AF.png" manifest:media-type="image/png"/>
  <manifest:file-entry manifest:full-path="Pictures/1000000000000436000003CA69AAFAF7FEC4CBBA.png" manifest:media-type="image/png"/>
  <manifest:file-entry manifest:full-path="Pictures/10000000000007120000045CC8A1EB38EC4EF3DE.png" manifest:media-type="image/png"/>
  <manifest:file-entry manifest:full-path="Pictures/10000000000006840000032C66928FACDABFE41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elle1" style:family="table">
      <style:table-properties style:width="16.51cm" table:align="margins" style:writing-mode="lr-tb"/>
    </style:style>
    <style:style style:name="Tabelle1.A" style:family="table-column">
      <style:table-column-properties style:column-width="2.293cm" style:rel-column-width="9102*"/>
    </style:style>
    <style:style style:name="Tabelle1.B" style:family="table-column">
      <style:table-column-properties style:column-width="1.623cm" style:rel-column-width="6441*"/>
    </style:style>
    <style:style style:name="Tabelle1.C" style:family="table-column">
      <style:table-column-properties style:column-width="1.799cm" style:rel-column-width="7141*"/>
    </style:style>
    <style:style style:name="Tabelle1.D" style:family="table-column">
      <style:table-column-properties style:column-width="1.693cm" style:rel-column-width="6721*"/>
    </style:style>
    <style:style style:name="Tabelle1.F" style:family="table-column">
      <style:table-column-properties style:column-width="1.87cm" style:rel-column-width="7421*"/>
    </style:style>
    <style:style style:name="Tabelle1.G" style:family="table-column">
      <style:table-column-properties style:column-width="2.611cm" style:rel-column-width="10362*"/>
    </style:style>
    <style:style style:name="Tabelle1.H" style:family="table-column">
      <style:table-column-properties style:column-width="2.822cm" style:rel-column-width="11206*"/>
    </style:style>
    <style:style style:name="Tabelle1.A1" style:family="table-cell">
      <style:table-cell-properties fo:padding="0.097cm" fo:border-left="0.05pt solid #000000" fo:border-right="none" fo:border-top="0.05pt solid #000000" fo:border-bottom="0.05pt solid #000000"/>
    </style:style>
    <style:style style:name="Tabelle1.H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H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358f32"/>
    </style:style>
    <style:style style:name="P2" style:family="paragraph" style:parent-style-name="Footer">
      <style:paragraph-properties fo:break-before="page"/>
      <style:text-properties fo:font-size="10pt" officeooo:rsid="0050c3b9" officeooo:paragraph-rsid="00358f32" style:font-size-asian="10pt" style:font-size-complex="10pt"/>
    </style:style>
    <style:style style:name="P3" style:family="paragraph" style:parent-style-name="Standard">
      <style:paragraph-properties fo:break-before="page"/>
      <style:text-properties style:font-name="Arial1" fo:font-size="12pt" officeooo:rsid="005d5934" officeooo:paragraph-rsid="005d5934" style:font-size-asian="10.5pt" style:font-size-complex="12pt"/>
    </style:style>
    <style:style style:name="P4" style:family="paragraph" style:parent-style-name="Standard">
      <style:paragraph-properties fo:break-before="page"/>
      <style:text-properties style:font-name="Arial1" fo:font-size="12pt" officeooo:rsid="005ebde1" officeooo:paragraph-rsid="005ebde1" style:font-size-asian="10.5pt" style:font-size-complex="12pt"/>
    </style:style>
    <style:style style:name="P5" style:family="paragraph" style:parent-style-name="Standard">
      <style:paragraph-properties fo:break-before="page"/>
      <style:text-properties style:font-name="Arial1" fo:font-size="12pt" officeooo:rsid="005f3e2c" officeooo:paragraph-rsid="005f3e2c" style:font-size-asian="10.5pt" style:font-size-complex="12pt"/>
    </style:style>
    <style:style style:name="P6" style:family="paragraph" style:parent-style-name="Standard">
      <style:paragraph-properties fo:break-before="page"/>
      <style:text-properties style:font-name="Arial1" fo:font-size="12pt" officeooo:rsid="006108dc" officeooo:paragraph-rsid="006108dc" style:font-size-asian="10.5pt" style:font-size-complex="12pt"/>
    </style:style>
    <style:style style:name="P7" style:family="paragraph" style:parent-style-name="Standard">
      <style:paragraph-properties fo:break-before="page"/>
      <style:text-properties style:font-name="Arial1" fo:font-size="12pt" officeooo:rsid="00615d8c" officeooo:paragraph-rsid="00615d8c" style:font-size-asian="10.5pt" style:font-size-complex="12pt"/>
    </style:style>
    <style:style style:name="P8" style:family="paragraph" style:parent-style-name="Standard">
      <style:paragraph-properties fo:break-before="page"/>
      <style:text-properties style:font-name="Arial1" fo:font-size="12pt" officeooo:rsid="006a0b0d" officeooo:paragraph-rsid="006a0b0d" style:font-size-asian="10.5pt" style:font-size-complex="12pt"/>
    </style:style>
    <style:style style:name="P9" style:family="paragraph" style:parent-style-name="Standard">
      <style:paragraph-properties fo:break-before="page"/>
      <style:text-properties style:font-name="Arial1" fo:font-size="12pt" officeooo:rsid="006b8e3e" officeooo:paragraph-rsid="006b8e3e" style:font-size-asian="10.5pt" style:font-size-complex="12pt"/>
    </style:style>
    <style:style style:name="P10" style:family="paragraph" style:parent-style-name="Standard">
      <style:paragraph-properties fo:break-before="page"/>
      <style:text-properties style:font-name="Arial1" fo:font-size="12pt" officeooo:rsid="006cd626" officeooo:paragraph-rsid="006cd626" style:font-size-asian="10.5pt" style:font-size-complex="12pt"/>
    </style:style>
    <style:style style:name="P11" style:family="paragraph" style:parent-style-name="Standard">
      <style:paragraph-properties fo:text-align="center" style:justify-single-word="false"/>
      <style:text-properties fo:font-size="48pt" fo:language="de" fo:country="DE" style:font-size-asian="48pt" style:font-size-complex="10pt"/>
    </style:style>
    <style:style style:name="P12" style:family="paragraph" style:parent-style-name="Standard">
      <style:paragraph-properties fo:text-align="center" style:justify-single-word="false"/>
      <style:text-properties fo:font-size="48pt" style:font-size-asian="48pt" style:font-size-complex="10pt"/>
    </style:style>
    <style:style style:name="P13" style:family="paragraph" style:parent-style-name="Standard">
      <style:text-properties fo:font-size="28pt" style:font-size-asian="28pt" style:font-size-complex="10pt"/>
    </style:style>
    <style:style style:name="P14" style:family="paragraph" style:parent-style-name="Standard">
      <style:paragraph-properties fo:text-align="center" style:justify-single-word="false"/>
      <style:text-properties fo:font-size="28pt" style:font-size-asian="28pt" style:font-size-complex="10pt"/>
    </style:style>
    <style:style style:name="P15" style:family="paragraph" style:parent-style-name="Standard">
      <style:text-properties style:font-name="Arial1" fo:font-size="12pt" officeooo:rsid="005d5934" officeooo:paragraph-rsid="005d5934" style:font-size-asian="10.5pt" style:font-size-complex="12pt"/>
    </style:style>
    <style:style style:name="P16" style:family="paragraph" style:parent-style-name="Standard">
      <style:text-properties style:font-name="Arial1" fo:font-size="12pt" officeooo:rsid="005ebde1" officeooo:paragraph-rsid="005ebde1" style:font-size-asian="10.5pt" style:font-size-complex="12pt"/>
    </style:style>
    <style:style style:name="P17" style:family="paragraph" style:parent-style-name="Standard">
      <style:text-properties style:font-name="Arial1" fo:font-size="12pt" officeooo:rsid="006030de" officeooo:paragraph-rsid="006030de" style:font-size-asian="10.5pt" style:font-size-complex="12pt"/>
    </style:style>
    <style:style style:name="P18" style:family="paragraph" style:parent-style-name="Standard">
      <style:text-properties style:font-name="Arial1" fo:font-size="12pt" officeooo:rsid="006108dc" officeooo:paragraph-rsid="006108dc" style:font-size-asian="10.5pt" style:font-size-complex="12pt"/>
    </style:style>
    <style:style style:name="P19" style:family="paragraph" style:parent-style-name="Standard">
      <style:text-properties style:font-name="Arial1" fo:font-size="12pt" officeooo:rsid="00615d8c" officeooo:paragraph-rsid="00615d8c" style:font-size-asian="10.5pt" style:font-size-complex="12pt"/>
    </style:style>
    <style:style style:name="P20" style:family="paragraph" style:parent-style-name="Standard">
      <style:text-properties style:font-name="Arial1" fo:font-size="12pt" officeooo:rsid="0064888b" officeooo:paragraph-rsid="0064888b" style:font-size-asian="10.5pt" style:font-size-complex="12pt"/>
    </style:style>
    <style:style style:name="P21" style:family="paragraph" style:parent-style-name="Standard">
      <style:text-properties style:font-name="Arial1" fo:font-size="12pt" officeooo:rsid="006a0b0d" officeooo:paragraph-rsid="006a0b0d" style:font-size-asian="10.5pt" style:font-size-complex="12pt"/>
    </style:style>
    <style:style style:name="P22" style:family="paragraph" style:parent-style-name="Standard">
      <style:text-properties style:font-name="Arial1" fo:font-size="12pt" officeooo:rsid="006a236b" officeooo:paragraph-rsid="006a236b" style:font-size-asian="10.5pt" style:font-size-complex="12pt"/>
    </style:style>
    <style:style style:name="P23" style:family="paragraph" style:parent-style-name="Standard">
      <style:text-properties style:font-name="Arial1" fo:font-size="12pt" officeooo:rsid="006a3129" officeooo:paragraph-rsid="006a3129" style:font-size-asian="10.5pt" style:font-size-complex="12pt"/>
    </style:style>
    <style:style style:name="P24" style:family="paragraph" style:parent-style-name="Standard">
      <style:text-properties style:font-name="Arial1" fo:font-size="12pt" officeooo:rsid="006b8e3e" officeooo:paragraph-rsid="006b8e3e" style:font-size-asian="10.5pt" style:font-size-complex="12pt"/>
    </style:style>
    <style:style style:name="P25" style:family="paragraph" style:parent-style-name="Standard">
      <style:text-properties style:font-name="Arial1" fo:font-size="12pt" officeooo:rsid="006cd626" officeooo:paragraph-rsid="006cd626" style:font-size-asian="10.5pt" style:font-size-complex="12pt"/>
    </style:style>
    <style:style style:name="P26" style:family="paragraph" style:parent-style-name="Standard">
      <style:text-properties style:font-name="Arial1" fo:font-size="12pt" officeooo:rsid="006dddbe" officeooo:paragraph-rsid="006dddbe" style:font-size-asian="10.5pt" style:font-size-complex="12pt"/>
    </style:style>
    <style:style style:name="P27" style:family="paragraph" style:parent-style-name="Standard">
      <style:text-properties style:font-name="Arial1" fo:font-size="12pt" officeooo:rsid="006f90bb" officeooo:paragraph-rsid="006f90bb" style:font-size-asian="10.5pt" style:font-size-complex="12pt"/>
    </style:style>
    <style:style style:name="P28" style:family="paragraph" style:parent-style-name="Table_20_Contents">
      <style:text-properties style:font-name="Arial1" fo:font-size="10pt" style:font-size-asian="10pt" style:font-size-complex="10pt"/>
    </style:style>
    <style:style style:name="P29" style:family="paragraph" style:parent-style-name="Table_20_Contents">
      <style:text-properties style:font-name="Arial1" fo:font-size="10pt" officeooo:rsid="006f90bb" officeooo:paragraph-rsid="006f90bb" style:font-size-asian="10pt" style:font-size-complex="10pt"/>
    </style:style>
    <style:style style:name="P30" style:family="paragraph" style:parent-style-name="Standard" style:master-page-name="Standard">
      <style:paragraph-properties fo:text-align="center" style:justify-single-word="false" style:page-number="auto"/>
      <style:text-properties fo:font-size="48pt" fo:language="de" fo:country="DE" style:font-size-asian="48pt" style:font-size-complex="10pt"/>
    </style:style>
    <style:style style:name="P31" style:family="paragraph" style:parent-style-name="List_20_Paragraph" style:list-style-name="WWNum1">
      <style:paragraph-properties fo:text-align="center" style:justify-single-word="false"/>
      <style:text-properties fo:font-size="48pt" officeooo:rsid="0035e70f" style:font-size-asian="48pt" style:font-size-complex="10pt"/>
    </style:style>
    <style:style style:name="P32" style:family="paragraph" style:parent-style-name="Table_20_Contents">
      <style:text-properties style:font-name="Arial1" fo:font-size="10pt" officeooo:rsid="006f90bb" officeooo:paragraph-rsid="006f9646" style:font-size-asian="10pt" style:font-size-complex="10pt"/>
    </style:style>
    <style:style style:name="P33" style:family="paragraph" style:parent-style-name="Table_20_Contents">
      <style:text-properties style:font-name="Arial1" fo:font-size="10pt" officeooo:rsid="006f90bb" officeooo:paragraph-rsid="00700564" style:font-size-asian="10pt" style:font-size-complex="10pt"/>
    </style:style>
    <style:style style:name="P34" style:family="paragraph" style:parent-style-name="Table_20_Contents">
      <style:text-properties style:font-name="Arial1" fo:font-size="10pt" officeooo:rsid="006f9646" officeooo:paragraph-rsid="006f9646" style:font-size-asian="10pt" style:font-size-complex="10pt"/>
    </style:style>
    <style:style style:name="P35" style:family="paragraph" style:parent-style-name="Table_20_Contents">
      <style:text-properties style:font-name="Arial1" fo:font-size="10pt" officeooo:rsid="00700564" officeooo:paragraph-rsid="00700564" style:font-size-asian="10pt" style:font-size-complex="10pt"/>
    </style:style>
    <style:style style:name="P36" style:family="paragraph" style:parent-style-name="Table_20_Contents">
      <style:text-properties style:font-name="Arial1" fo:font-size="10pt" fo:font-weight="bold" officeooo:rsid="006f90bb" officeooo:paragraph-rsid="006f90bb" style:font-size-asian="10pt" style:font-weight-asian="bold" style:font-size-complex="10pt" style:font-weight-complex="bold"/>
    </style:style>
    <style:style style:name="T1" style:family="text">
      <style:text-properties fo:font-size="10pt" officeooo:rsid="00356c79" style:font-size-asian="10pt" style:font-size-complex="10pt"/>
    </style:style>
    <style:style style:name="T2" style:family="text">
      <style:text-properties fo:font-size="10pt" officeooo:rsid="00691325" style:font-size-asian="10pt" style:font-size-complex="10pt"/>
    </style:style>
    <style:style style:name="T3" style:family="text">
      <style:text-properties fo:font-size="10pt" officeooo:rsid="00358f32" style:font-size-asian="10pt" style:font-size-complex="10pt"/>
    </style:style>
    <style:style style:name="T4" style:family="text">
      <style:text-properties officeooo:rsid="005d5934"/>
    </style:style>
    <style:style style:name="T5" style:family="text">
      <style:text-properties officeooo:rsid="0062d73f"/>
    </style:style>
    <style:style style:name="T6" style:family="text">
      <style:text-properties officeooo:rsid="006623f1"/>
    </style:style>
    <style:style style:name="T7" style:family="text">
      <style:text-properties officeooo:rsid="0067262f"/>
    </style:style>
    <style:style style:name="T8" style:family="text">
      <style:text-properties officeooo:rsid="006a3129"/>
    </style:style>
    <style:style style:name="T9" style:family="text">
      <style:text-properties officeooo:rsid="006f90bb"/>
    </style:style>
    <style:style style:name="T10" style:family="text">
      <style:text-properties officeooo:rsid="006f9646"/>
    </style:style>
    <style:style style:name="T11" style:family="text">
      <style:text-properties officeooo:rsid="0070056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11"/>
      <text:p text:style-name="P12">Do-It-Yourself CPU</text:p>
      <text:list xml:id="list8276838374596891246" text:style-name="WWNum1">
        <text:list-header>
          <text:p text:style-name="P31"><text:span text:style-name="T4">4</text:span>.<text:tab/><text:span text:style-name="T4">Prozessor</text:span></text:p>
        </text:list-header>
      </text:list>
      <text:p text:style-name="P12"/>
      <text:p text:style-name="P14">mail@AndreBetz.de</text:p>
      <text:p text:style-name="P13"><text:line-break/></text:p>
      <text:p text:style-name="P13"/>
      <text:p text:style-name="P3">In diesem letzten Kapitel werden nun alle bisher dargestellten Bausteine zu einem Prozessor zusammengefügt. Da die Anwendung Logisim Probeleme hat die höheren Bausteine, die auf NAND Gattern beruhen zu simulieren, steige ich auf die internen Bausteine. Allerdings zeige ich, wie diese Bausteine intern aufgebaut sind.<text:line-break/></text:p>
      <text:p text:style-name="P3">1.<text:tab/>J-K FlipFlop mit RS und Enable</text:p>
      <text:p text:style-name="P15"><draw:frame draw:style-name="fr1" draw:name="Bild1" text:anchor-type="paragraph" svg:x="0cm" svg:y="0.503cm" svg:width="16.51cm" svg:height="8.777cm" draw:z-index="0"><draw:image xlink:href="Pictures/1000000000000924000004DC3F71A24563F1CFD2.png" xlink:type="simple" xlink:show="embed" xlink:actuate="onLoad"/></draw:frame></text:p>
      <text:p text:style-name="P15"/>
      <text:p text:style-name="P15">Das J-K FlipFlop bekommt noch eine Enable Leitung hinzu, die den Takt ein- bzw. ausschaltet. Im Bild ist noch einmal zur Verdeutlichung, wie ein 3-fach NAND Gatter aufgebaut ist.</text:p>
      <text:p text:style-name="P15"><draw:frame draw:style-name="fr2" draw:name="Bild2" text:anchor-type="paragraph" svg:width="5.828cm" svg:height="4.018cm" draw:z-index="1"><draw:image xlink:href="Pictures/1000000000000270000001AE464EE80C1925265D.png" xlink:type="simple" xlink:show="embed" xlink:actuate="onLoad"/></draw:frame></text:p>
      <text:p text:style-name="P15"/>
      <text:p text:style-name="P15"/>
      <text:p text:style-name="P15"/>
      <text:p text:style-name="P15"/>
      <text:p text:style-name="P15">In Logisim gibt es ein eingebautes J-K FlipFlop mit der gleichen Funktionalität.</text:p>
      <text:p text:style-name="P4">2.<text:tab/>Register <text:span text:style-name="T5">8</text:span>Bit</text:p>
      <text:p text:style-name="P16"/>
      <text:p text:style-name="P15"><draw:frame draw:style-name="fr3" draw:name="Bild3" text:anchor-type="paragraph" svg:width="16.51cm" svg:height="12.723cm" draw:z-index="4"><draw:image xlink:href="Pictures/10000000000007AA000005E8C28265C1A7FDD39B.png" xlink:type="simple" xlink:show="embed" xlink:actuate="onLoad"/></draw:frame></text:p>
      <text:p text:style-name="P4">Ein Register, das <text:span text:style-name="T7">8</text:span>Bit speichern kann ist in Logisim auch enthalten. Der interne Aufbau ist oben dargestellt.</text:p>
      <text:p text:style-name="P16"><draw:frame draw:style-name="fr3" draw:name="Bild4" text:anchor-type="paragraph" svg:width="16.51cm" svg:height="4.874cm" draw:z-index="5"><draw:image xlink:href="Pictures/100000000000065A000001E0861EDBDC6E2F3B6F.png" xlink:type="simple" xlink:show="embed" xlink:actuate="onLoad"/></draw:frame></text:p>
      <text:p text:style-name="P16"/>
      <text:p text:style-name="P5">3.<text:tab/>Addierer <text:span text:style-name="T7">8</text:span>Bit</text:p>
      <text:p text:style-name="P17"><draw:frame draw:style-name="fr3" draw:name="Bild5" text:anchor-type="paragraph" svg:width="16.51cm" svg:height="13.645cm" draw:z-index="6"><draw:image xlink:href="Pictures/1000000000000498000003CC13DF817FBA1CB7CE.png" xlink:type="simple" xlink:show="embed" xlink:actuate="onLoad"/></draw:frame></text:p>
      <text:p text:style-name="P17">Oben ist die Funktionsweise eines <text:span text:style-name="T7">8</text:span>Bit Addierers dargestellt. Die einzelnen Volladdierer bestehen wiederrum aus zwei Halbaddierern.</text:p>
      <text:p text:style-name="P17"><draw:frame draw:style-name="fr3" draw:name="Bild6" text:anchor-type="paragraph" svg:width="16.51cm" svg:height="4.995cm" draw:z-index="2"><draw:image xlink:href="Pictures/10000000000003A40000011AE148506F2279FED0.png" xlink:type="simple" xlink:show="embed" xlink:actuate="onLoad"/></draw:frame><text:soft-page-break/></text:p>
      <text:p text:style-name="P17">Und ein Halbaddierer ist wie folgt aufgebaut.</text:p>
      <text:p text:style-name="P18"><draw:frame draw:style-name="fr4" draw:name="Bild7" text:anchor-type="paragraph" svg:width="16.51cm" svg:height="7.525cm" draw:z-index="3"><draw:image xlink:href="Pictures/10000000000003E4000001C64C3F3F8AABA5C431.png" xlink:type="simple" xlink:show="embed" xlink:actuate="onLoad"/></draw:frame></text:p>
      <text:p text:style-name="P6"><draw:frame draw:style-name="fr3" draw:name="Bild8" text:anchor-type="paragraph" svg:width="16.51cm" svg:height="5.943cm" draw:z-index="7"><draw:image xlink:href="Pictures/10000000000003E80000016800CDEA9F3454FE15.png" xlink:type="simple" xlink:show="embed" xlink:actuate="onLoad"/></draw:frame></text:p>
      <text:p text:style-name="P18">In Logisim ist ebenso ein 16Bit Addierer integriert</text:p>
      <text:p text:style-name="P18"/>
      <text:p text:style-name="P18"/>
      <text:p text:style-name="P7">4.<text:tab/>Program Counter</text:p>
      <text:p text:style-name="P19"/>
      <text:p text:style-name="P19"/>
      <text:p text:style-name="P19"><draw:frame draw:style-name="fr3" draw:name="Bild9" text:anchor-type="paragraph" svg:width="16.51cm" svg:height="7.243cm" draw:z-index="8"><draw:image xlink:href="Pictures/100000000000052A00000244D5462EDF794B160D.png" xlink:type="simple" xlink:show="embed" xlink:actuate="onLoad"/></draw:frame></text:p>
      <text:p text:style-name="P20">Der ProgramCounter (PC) beinhaltet die Adresse für den Speicher. Dieser wird nach jedem Schritt um eins hoch gezählt. Der PC kann auch direkt mit einer Adresse geladen werden für Sprünge. <text:span text:style-name="T6">Dazu wird PC select auf eins gesetzt. Das Register wird nur geladen, wenn PC load auf eins ist.<text:line-break/></text:span></text:p>
      <text:p text:style-name="P8">5.<text:tab/>ALU</text:p>
      <text:p text:style-name="P21">Die ALU ist die Einheit, die die Daten logisch bzw arithmetisch verknüpft. Für eine universelle CPU reichen vier arithmetische Befehle vollkommen aus. Mit AND, OR, ADD, SUB können alle mathematischen Operationen abgebildet werden.</text:p>
      <text:p text:style-name="P22"><draw:frame draw:style-name="fr5" draw:name="Bild10" text:anchor-type="paragraph" svg:width="14.986cm" svg:height="9.44cm" draw:z-index="9"><draw:image xlink:href="Pictures/10000000000004C0000002FEBE99F4B55DE11C7B.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Über X und Y kommen die 8 Bit Werte in die ALU hinein. Alle vier Operationen werden gleichzeitig ausgeführt. Allerdings wird nur das Ergebnis an A ausgegeben, dass über die Multiplexer (MUX) mit OP Select eingestellt worden ist.</text:p>
      <text:p text:style-name="P22"><draw:frame draw:style-name="fr1" draw:name="Bild11" text:anchor-type="paragraph" svg:x="1.66cm" svg:y="0.621cm" svg:width="13.416cm" svg:height="4.045cm" draw:z-index="10"><draw:image xlink:href="Pictures/100000000000031C000000F0216BF18C51F04465.png" xlink:type="simple" xlink:show="embed" xlink:actuate="onLoad"/></draw:frame></text:p>
      <text:p text:style-name="P22"/>
      <text:p text:style-name="P22"/>
      <text:p text:style-name="P22"/>
      <text:p text:style-name="P22"/>
      <text:p text:style-name="P22"/>
      <text:p text:style-name="P22"><text:soft-page-break/>Die binäre Subtraktion <text:span text:style-name="T8">kann auf eine binäre Addition zurückgeführt werden. Lediglich die Eingabe des abzuziehenden Operanden muss negiert und das eingehende Übertragsbit auf eins gesetzt werden, wie oben dargestellt.</text:span></text:p>
      <text:p text:style-name="P22"><draw:frame draw:style-name="fr2" draw:name="Bild12" text:anchor-type="paragraph" svg:width="10.541cm" svg:height="5.313cm" draw:z-index="11"><draw:image xlink:href="Pictures/10000000000003E4000001F6436C3B4EC6F9B1AF.png" xlink:type="simple" xlink:show="embed" xlink:actuate="onLoad"/></draw:frame></text:p>
      <text:p text:style-name="P22"/>
      <text:p text:style-name="P22"/>
      <text:p text:style-name="P22"/>
      <text:p text:style-name="P22"/>
      <text:p text:style-name="P22"/>
      <text:p text:style-name="P23">Bei der 8Bit Negierung wird jedes einzelne Bit invertiert.</text:p>
      <text:p text:style-name="P23"><draw:frame draw:style-name="fr2" draw:name="Bild13" text:anchor-type="paragraph" svg:width="11.388cm" svg:height="10.266cm" draw:z-index="12"><draw:image xlink:href="Pictures/1000000000000434000003CAA8C32DF2BC0D2A9B.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Beim 8Bit AND Gatter wird jede Datenleitung von X und Y verundet und an A ausgegeben. Das gleiche gilt für die 8Bit OR Funktion</text:p>
      <text:p text:style-name="P23"><draw:frame draw:style-name="fr2" draw:name="Bild14" text:anchor-type="paragraph" svg:width="11.409cm" svg:height="10.266cm" draw:z-index="13"><draw:image xlink:href="Pictures/1000000000000436000003CA69AAFAF7FEC4CBBA.png" xlink:type="simple" xlink:show="embed" xlink:actuate="onLoad"/></draw:frame><text:soft-page-break/></text:p>
      <text:p text:style-name="P9">6.<text:tab/>Register</text:p>
      <text:p text:style-name="P24">Jede CPU hat Register, in denen sie Ausgaben von der ALU oder vom RAM zwischenspeichern kann.</text:p>
      <text:p text:style-name="P24"><draw:frame draw:style-name="fr3" draw:name="Bild15" text:anchor-type="paragraph" svg:width="16.51cm" svg:height="10.179cm" draw:z-index="14"><draw:image xlink:href="Pictures/10000000000007120000045CC8A1EB38EC4EF3DE.png" xlink:type="simple" xlink:show="embed" xlink:actuate="onLoad"/></draw:frame>In dieser CPU gibt es vier Register R1,R2, R3 und R4. Die Daten werden über DatenIn angelegt. Über RegSelect wird über den Demultiplexer (DMX) bestimmt, welches Register enabled wird aber nur, wenn Write auf eins gesetzt ist. Ist Write auf eins, so wird im nächsten Taktzyklus der DatenIn Wert ins das ausgewählte Regsiter geschrieben. Ausgelesen werden die Werte über zwei Multiplexer (MUX). Der obere MUX geht entscheidet welches Register an den DatenBusOut geht, das untere an StaticBusOut. Beide Busleitungen sind die Eingänge der beiden ALU Leitungen. Welches Register an welchen Bus ausgelesen wird bestimmt für den DatenBusOut das DatenRegisterSelect und für den StaticBusOut das StaticRegisterSelect. Zusätzlich werden am DatenRegisterOut noch das ZeroFlag und das NegativFlag bestimmt. Diese Flags sind entscheidend für Sprünge innerhalb Programme.</text:p>
      <text:p text:style-name="P10">7.<text:tab/>Register-ALU Verbindung</text:p>
      <text:p text:style-name="P26"><draw:frame draw:style-name="fr3" draw:name="Bild16" text:anchor-type="paragraph" svg:width="16.51cm" svg:height="8.036cm" draw:z-index="15"><draw:image xlink:href="Pictures/10000000000006840000032C66928FACDABFE419.png" xlink:type="simple" xlink:show="embed" xlink:actuate="onLoad"/></draw:frame>Die ALU und die Register werden über die Eingänge RegSel, dRegSel, sRegSel, RegWrite und OPSelect gesteuert. DataIn ist der Pfad. Über dem die Daten aus dem RAM kommen. Immidtiate ist ein zweiter Pfad über den ein zweiter Datensatz in die Register geladen werden kann. RegSel wählt dabei aus, woher die Daten in die Regsiter gelesen werden sollen. Diese können ausser DataIn und Immediat auch die Ausgabe der ALU sein oder der sBus. <text:span text:style-name="T9">Folgende Befehlsfolge gilt für die Addition zweier Zahlen, die dann auch wieder im Register R1 gespeichert werden:</text:span></text:p>
      <table:table table:name="Tabelle1" table:style-name="Tabelle1">
        <table:table-column table:style-name="Tabelle1.A"/>
        <table:table-column table:style-name="Tabelle1.B"/>
        <table:table-column table:style-name="Tabelle1.C"/>
        <table:table-column table:style-name="Tabelle1.D"/>
        <table:table-column table:style-name="Tabelle1.C"/>
        <table:table-column table:style-name="Tabelle1.F"/>
        <table:table-column table:style-name="Tabelle1.G"/>
        <table:table-column table:style-name="Tabelle1.H"/>
        <table:table-row>
          <table:table-cell table:style-name="Tabelle1.A1" office:value-type="string">
            <text:p text:style-name="P36">DataIn</text:p>
          </table:table-cell>
          <table:table-cell table:style-name="Tabelle1.A1" office:value-type="string">
            <text:p text:style-name="P36">RegSel</text:p>
          </table:table-cell>
          <table:table-cell table:style-name="Tabelle1.A1" office:value-type="string">
            <text:p text:style-name="P36">dRegSel</text:p>
          </table:table-cell>
          <table:table-cell table:style-name="Tabelle1.A1" office:value-type="string">
            <text:p text:style-name="P36">sRegSel</text:p>
          </table:table-cell>
          <table:table-cell table:style-name="Tabelle1.A1" office:value-type="string">
            <text:p text:style-name="P36">RegWrite</text:p>
          </table:table-cell>
          <table:table-cell table:style-name="Tabelle1.A1" office:value-type="string">
            <text:p text:style-name="P36">OPSelect</text:p>
          </table:table-cell>
          <table:table-cell table:style-name="Tabelle1.A1" office:value-type="string">
            <text:p text:style-name="P36">R1</text:p>
          </table:table-cell>
          <table:table-cell table:style-name="Tabelle1.H1" office:value-type="string">
            <text:p text:style-name="P36">R2</text:p>
          </table:table-cell>
        </table:table-row>
        <table:table-row>
          <table:table-cell table:style-name="Tabelle1.A2" office:value-type="string">
            <text:p text:style-name="P29">00000100</text:p>
          </table:table-cell>
          <table:table-cell table:style-name="Tabelle1.A2" office:value-type="string">
            <text:p text:style-name="P29">10</text:p>
          </table:table-cell>
          <table:table-cell table:style-name="Tabelle1.A2" office:value-type="string">
            <text:p text:style-name="P29">00</text:p>
          </table:table-cell>
          <table:table-cell table:style-name="Tabelle1.A2" office:value-type="string">
            <text:p text:style-name="P29">00</text:p>
          </table:table-cell>
          <table:table-cell table:style-name="Tabelle1.A2" office:value-type="string">
            <text:p text:style-name="P29">1</text:p>
          </table:table-cell>
          <table:table-cell table:style-name="Tabelle1.A2" office:value-type="string">
            <text:p text:style-name="P29">00</text:p>
          </table:table-cell>
          <table:table-cell table:style-name="Tabelle1.A2" office:value-type="string">
            <text:p text:style-name="P29">00000000</text:p>
          </table:table-cell>
          <table:table-cell table:style-name="Tabelle1.H2" office:value-type="string">
            <text:p text:style-name="P29">00000000</text:p>
          </table:table-cell>
        </table:table-row>
        <table:table-row>
          <table:table-cell table:style-name="Tabelle1.A2" office:value-type="string">
            <text:p text:style-name="P29">00000011</text:p>
          </table:table-cell>
          <table:table-cell table:style-name="Tabelle1.A2" office:value-type="string">
            <text:p text:style-name="P29">10</text:p>
          </table:table-cell>
          <table:table-cell table:style-name="Tabelle1.A2" office:value-type="string">
            <text:p text:style-name="P29">01</text:p>
          </table:table-cell>
          <table:table-cell table:style-name="Tabelle1.A2" office:value-type="string">
            <text:p text:style-name="P29">0<text:span text:style-name="T10">1</text:span></text:p>
          </table:table-cell>
          <table:table-cell table:style-name="Tabelle1.A2" office:value-type="string">
            <text:p text:style-name="P29">1</text:p>
          </table:table-cell>
          <table:table-cell table:style-name="Tabelle1.A2" office:value-type="string">
            <text:p text:style-name="P29">10</text:p>
          </table:table-cell>
          <table:table-cell table:style-name="Tabelle1.A2" office:value-type="string">
            <text:p text:style-name="P32">00000<text:span text:style-name="T10">1</text:span>00</text:p>
          </table:table-cell>
          <table:table-cell table:style-name="Tabelle1.H2" office:value-type="string">
            <text:p text:style-name="P32">00000000</text:p>
          </table:table-cell>
        </table:table-row>
        <table:table-row>
          <table:table-cell table:style-name="Tabelle1.A2" office:value-type="string">
            <text:p text:style-name="P32">00000011</text:p>
          </table:table-cell>
          <table:table-cell table:style-name="Tabelle1.A2" office:value-type="string">
            <text:p text:style-name="P34">11</text:p>
          </table:table-cell>
          <table:table-cell table:style-name="Tabelle1.A2" office:value-type="string">
            <text:p text:style-name="P34">0<text:span text:style-name="T11">0</text:span></text:p>
          </table:table-cell>
          <table:table-cell table:style-name="Tabelle1.A2" office:value-type="string">
            <text:p text:style-name="P34">01</text:p>
          </table:table-cell>
          <table:table-cell table:style-name="Tabelle1.A2" office:value-type="string">
            <text:p text:style-name="P35">1</text:p>
          </table:table-cell>
          <table:table-cell table:style-name="Tabelle1.A2" office:value-type="string">
            <text:p text:style-name="P35">10</text:p>
          </table:table-cell>
          <table:table-cell table:style-name="Tabelle1.A2" office:value-type="string">
            <text:p text:style-name="P33">00000<text:span text:style-name="T10">1</text:span>00</text:p>
          </table:table-cell>
          <table:table-cell table:style-name="Tabelle1.H2" office:value-type="string">
            <text:p text:style-name="P33">000000<text:span text:style-name="T11">11</text:span></text:p>
          </table:table-cell>
        </table:table-row>
        <table:table-row>
          <table:table-cell table:style-name="Tabelle1.A2" office:value-type="string">
            <text:p text:style-name="P32">00000011</text:p>
          </table:table-cell>
          <table:table-cell table:style-name="Tabelle1.A2" office:value-type="string">
            <text:p text:style-name="P34">11</text:p>
          </table:table-cell>
          <table:table-cell table:style-name="Tabelle1.A2" office:value-type="string">
            <text:p text:style-name="P34">0<text:span text:style-name="T11">0</text:span></text:p>
          </table:table-cell>
          <table:table-cell table:style-name="Tabelle1.A2" office:value-type="string">
            <text:p text:style-name="P34">01</text:p>
          </table:table-cell>
          <table:table-cell table:style-name="Tabelle1.A2" office:value-type="string">
            <text:p text:style-name="P35">1</text:p>
          </table:table-cell>
          <table:table-cell table:style-name="Tabelle1.A2" office:value-type="string">
            <text:p text:style-name="P35">10</text:p>
          </table:table-cell>
          <table:table-cell table:style-name="Tabelle1.A2" office:value-type="string">
            <text:p text:style-name="P33">00000<text:span text:style-name="T10">111</text:span></text:p>
          </table:table-cell>
          <table:table-cell table:style-name="Tabelle1.H2" office:value-type="string">
            <text:p text:style-name="P33">000000<text:span text:style-name="T11">11</text:span></text:p>
          </table:table-cell>
        </table:table-row>
      </table:table>
      <text:p text:style-name="P27">Jede Zeile repräsentiert einen Taktzyklus</text:p>
      <text:p text:style-name="P26"/>
      <text:p text:style-name="P25"/>
      <text:p text:style-name="P25"><text:soft-page-break/></text:p>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Calibri"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US" style:letter-kerning="true" style:font-name-asian="Calibri"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Heading_20_1" style:display-name="Heading 1"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358f32"/>
    </style:style>
    <style:style style:name="MP2" style:family="paragraph" style:parent-style-name="Footer">
      <style:paragraph-properties fo:break-before="page"/>
      <style:text-properties fo:font-size="10pt" officeooo:rsid="0050c3b9" officeooo:paragraph-rsid="00358f32" style:font-size-asian="10pt" style:font-size-complex="10pt"/>
    </style:style>
    <style:style style:name="MT1" style:family="text">
      <style:text-properties fo:font-size="10pt" officeooo:rsid="00356c79" style:font-size-asian="10pt" style:font-size-complex="10pt"/>
    </style:style>
    <style:style style:name="MT2" style:family="text">
      <style:text-properties fo:font-size="10pt" officeooo:rsid="00691325" style:font-size-asian="10pt" style:font-size-complex="10pt"/>
    </style:style>
    <style:style style:name="MT3" style:family="text">
      <style:text-properties fo:font-size="10pt" officeooo:rsid="00358f32" style:font-size-asian="10pt" style:font-size-complex="10pt"/>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5</text:page-number> <text:s/><text:a xlink:type="simple" xlink:href="mailto:mail@AndreBetz.de" text:style-name="Internet_20_link" text:visited-style-name="Visited_20_Internet_20_Link"><text:span text:style-name="MT1">mail@AndreBetz.de</text:span></text:a><text:span text:style-name="MT1"> <text:s text:c="2"/>Do-It-Yourself CPU – </text:span><text:span text:style-name="MT2">4</text:span><text:span text:style-name="MT3">. </text:span><text:span text:style-name="MT2">Prozessor</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z, Andre (HC DI CV DCC SW ESW)</meta:initial-creator>
    <meta:editing-cycles>96</meta:editing-cycles>
    <meta:creation-date>2017-01-05T09:01:00</meta:creation-date>
    <dc:date>2018-01-08T22:41:38.011000000</dc:date>
    <meta:editing-duration>PT11H56M32S</meta:editing-duration>
    <meta:generator>LibreOffice/5.1.1.3$Windows_x86 LibreOffice_project/89f508ef3ecebd2cfb8e1def0f0ba9a803b88a6d</meta:generator>
    <meta:document-statistic meta:table-count="1" meta:image-count="16" meta:object-count="0" meta:page-count="15" meta:paragraph-count="69" meta:word-count="623" meta:character-count="4002" meta:non-whitespace-character-count="3440"/>
    <meta:user-defined meta:name="AppVersion">14.0000</meta:user-defined>
    <meta:user-defined meta:name="Company">SIEMENS A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